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Standard">
      <style:text-properties fo:font-weight="normal" style:font-weight-asian="normal" style:font-weight-complex="normal"/>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Code_20_Indented">
      <style:text-properties style:font-name="Courier New"/>
    </style:style>
    <style:style style:name="P34" style:family="paragraph" style:parent-style-name="Code_20_Indented">
      <style:text-properties fo:font-size="12pt" style:font-size-asian="12pt" style:font-size-complex="12pt"/>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Code_20_Indented">
      <style:paragraph-properties>
        <style:tab-stops>
          <style:tab-stop style:position="2.0736in"/>
        </style:tab-stops>
      </style:paragraph-properties>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Body_20_Text_20_Indent_20_3">
      <style:text-properties fo:font-size="10pt" style:font-size-asian="10pt" style:font-size-complex="10pt"/>
    </style:style>
    <style:style style:name="P39" style:family="paragraph" style:parent-style-name="List_20_Number">
      <style:text-properties fo:color="#ff0000"/>
    </style:style>
    <style:style style:name="P40" style:family="paragraph" style:parent-style-name="Standard">
      <style:paragraph-properties fo:margin-left="-0.011in" fo:margin-right="0in" fo:text-indent="0in" style:auto-text-indent="fals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Date">
      <style:paragraph-properties fo:text-align="center" style:justify-single-word="false"/>
    </style:style>
    <style:style style:name="P44" style:family="paragraph" style:parent-style-name="Standard" style:list-style-name="L4">
      <style:text-properties fo:font-weight="normal" style:font-weight-asian="normal" style:font-weight-complex="normal"/>
    </style:style>
    <style:style style:name="P45" style:family="paragraph" style:parent-style-name="Standard" style:list-style-name="L5"/>
    <style:style style:name="P46" style:family="paragraph" style:parent-style-name="Standard" style:list-style-name="L1"/>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style style:name="P50" style:family="paragraph" style:parent-style-name="Standard">
      <style:text-properties style:use-window-font-color="true"/>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9"/>
    <style:style style:name="P54" style:family="paragraph" style:parent-style-name="Text_20_body">
      <style:text-properties fo:font-weight="bold"/>
    </style:style>
    <style:style style:name="P55" style:family="paragraph" style:parent-style-name="Heading_20_1" style:list-style-name="L1"/>
    <style:style style:name="P56" style:family="paragraph" style:parent-style-name="Heading_20_2" style:list-style-name="L1"/>
    <style:style style:name="P57" style:family="paragraph" style:parent-style-name="Heading_20_2" style:list-style-name="L1">
      <style:text-properties style:use-window-font-color="true"/>
    </style:style>
    <style:style style:name="P58" style:family="paragraph" style:parent-style-name="Heading_20_3" style:list-style-name="L1"/>
    <style:style style:name="P59" style:family="paragraph" style:parent-style-name="Heading_20_3" style:list-style-name="L1">
      <style:paragraph-properties fo:margin-left="0in" fo:margin-right="0in" fo:text-indent="0in" style:auto-text-indent="false"/>
    </style:style>
    <style:style style:name="P60" style:family="paragraph" style:parent-style-name="Heading_20_4" style:list-style-name="L1"/>
    <style:style style:name="P61" style:family="paragraph" style:parent-style-name="Heading_20_4" style:list-style-name="L1">
      <style:text-properties style:use-window-font-color="true"/>
    </style:style>
    <style:style style:name="P6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3" style:family="paragraph" style:parent-style-name="Contents_20_1">
      <style:paragraph-properties>
        <style:tab-stops>
          <style:tab-stop style:position="6.9in" style:type="right" style:leader-style="dotted" style:leader-text="."/>
        </style:tab-stops>
      </style:paragraph-properties>
    </style:style>
    <style:style style:name="P64" style:family="paragraph" style:parent-style-name="Contents_20_2">
      <style:paragraph-properties>
        <style:tab-stops>
          <style:tab-stop style:position="6.7335in" style:type="right" style:leader-style="dotted" style:leader-text="."/>
        </style:tab-stops>
      </style:paragraph-properties>
    </style:style>
    <style:style style:name="P65" style:family="paragraph" style:parent-style-name="Contents_20_3">
      <style:paragraph-properties>
        <style:tab-stops>
          <style:tab-stop style:position="6.5665in" style:type="right" style:leader-style="dotted" style:leader-text="."/>
        </style:tab-stops>
      </style:paragraph-properties>
    </style:style>
    <style:style style:name="P66" style:family="paragraph" style:parent-style-name="List_20_Bullet">
      <style:text-properties fo:font-size="12pt" style:font-size-asian="12pt" style:font-size-complex="12pt"/>
    </style:style>
    <style:style style:name="P67" style:family="paragraph" style:parent-style-name="Contents_20_4">
      <style:paragraph-properties>
        <style:tab-stops>
          <style:tab-stop style:position="6.3102in" style:type="right" style:leader-style="dotted" style:leader-text="."/>
        </style:tab-stops>
      </style:paragraph-properties>
    </style:style>
    <style:style style:name="P68" style:family="paragraph" style:parent-style-name="Code">
      <style:text-properties fo:color="#ff0000"/>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 Cookbook <text:s/></text:p>
      <text:p text:style-name="P37">7/1/2008</text:p>
      <text:p text:style-name="P43">(Valid for both xCAT 2.0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a xlink:type="simple" xlink:href="#1.Introduction|outline" text:style-name="Internet_20_link" text:visited-style-name="Internet_20_link">1.0 Introduction</text:a><text:tab/>3</text:p>
          <text:p text:style-name="P64"><text:a xlink:type="simple" xlink:href="#1.1.Scenarios|outline" text:style-name="Internet_20_link" text:visited-style-name="Internet_20_link">1.1 Scenarios</text:a><text:tab/>3</text:p>
          <text:p text:style-name="P65"><text:a xlink:type="simple" xlink:href="#1.1.1.Simple Cluster of Rack-Mounted Servers – Stateful Nodes|outline" text:style-name="Internet_20_link" text:visited-style-name="Internet_20_link">1.1.1 Simple Cluster of Rack-Mounted Servers – Stateful Nodes</text:a><text:tab/>4</text:p>
          <text:p text:style-name="P65"><text:a xlink:type="simple" xlink:href="#1.1.2.Simple Cluster of Rack-Mounted Servers –  Stateless Nodes|outline" text:style-name="Internet_20_link" text:visited-style-name="Internet_20_link">1.1.2 Simple Cluster of Rack-Mounted Servers – <text:s/>Stateless Nodes</text:a><text:tab/>4</text:p>
          <text:p text:style-name="P65"><text:a xlink:type="simple" xlink:href="#1.1.3.Simple BladeCenter Cluster – Stateful or Stateless Nodes|outline" text:style-name="Internet_20_link" text:visited-style-name="Internet_20_link">1.1.3 Simple BladeCenter Cluster – Stateful or Stateless Nodes</text:a><text:tab/>4</text:p>
          <text:p text:style-name="P64"><text:a xlink:type="simple" xlink:href="#1.2.Other Documentation Available|outline" text:style-name="Internet_20_link" text:visited-style-name="Internet_20_link">1.2 Other Documentation Available</text:a><text:tab/>4</text:p>
          <text:p text:style-name="P64"><text:a xlink:type="simple" xlink:href="#1.3.Cluster Naming Conventions Used in This Document|outline" text:style-name="Internet_20_link" text:visited-style-name="Internet_20_link">1.3 Cluster Naming Conventions Used in This Document</text:a><text:tab/>5</text:p>
          <text:p text:style-name="P63"><text:a xlink:type="simple" xlink:href="#2.Installing the Management Node|outline" text:style-name="Internet_20_link" text:visited-style-name="Internet_20_link">2.0 Installing the Management Node</text:a><text:tab/>5</text:p>
          <text:p text:style-name="P64"><text:a xlink:type="simple" xlink:href="#2.1.Prepare the Management Node|outline" text:style-name="Internet_20_link" text:visited-style-name="Internet_20_link">2.1 Prepare the Management Node</text:a><text:tab/>5</text:p>
          <text:p text:style-name="P65"><text:a xlink:type="simple" xlink:href="#2.1.1.Set Up Your Networks|outline" text:style-name="Internet_20_link" text:visited-style-name="Internet_20_link">2.1.1 Set Up Your Networks</text:a><text:tab/>5</text:p>
          <text:p text:style-name="P65"><text:a xlink:type="simple" xlink:href="#2.1.2.Install the Management Node OS|outline" text:style-name="Internet_20_link" text:visited-style-name="Internet_20_link">2.1.2 Install the Management Node OS</text:a><text:tab/>5</text:p>
          <text:p text:style-name="P65"><text:a xlink:type="simple" xlink:href="#2.1.3.Ensure That SELinux is Disabled|outline" text:style-name="Internet_20_link" text:visited-style-name="Internet_20_link">2.1.3 Ensure That SELinux is Disabled</text:a><text:tab/>5</text:p>
          <text:p text:style-name="P65"><text:a xlink:type="simple" xlink:href="#2.1.4.Prevent DHCP client from overwriting DNS configuration|outline" text:style-name="Internet_20_link" text:visited-style-name="Internet_20_link">2.1.4 Prevent DHCP client from overwriting DNS configuration</text:a><text:tab/>6</text:p>
          <text:p text:style-name="P65"><text:a xlink:type="simple" xlink:href="#2.1.5.Configure Cluster-Facing NICs|outline" text:style-name="Internet_20_link" text:visited-style-name="Internet_20_link">2.1.5 Configure Cluster-Facing NICs</text:a><text:tab/>6</text:p>
          <text:p text:style-name="P65"><text:a xlink:type="simple" xlink:href="#2.1.6.Configure Hostname|outline" text:style-name="Internet_20_link" text:visited-style-name="Internet_20_link">2.1.6 Configure Hostname</text:a><text:tab/>6</text:p>
          <text:p text:style-name="P65"><text:a xlink:type="simple" xlink:href="#2.1.7.Configure DNS Resolution|outline" text:style-name="Internet_20_link" text:visited-style-name="Internet_20_link">2.1.7 Configure DNS Resolution</text:a><text:tab/>6</text:p>
          <text:p text:style-name="P65"><text:a xlink:type="simple" xlink:href="#2.1.8.Setup basic hosts file|outline" text:style-name="Internet_20_link" text:visited-style-name="Internet_20_link">2.1.8 Setup basic hosts file</text:a><text:tab/>6</text:p>
          <text:p text:style-name="P65"><text:a xlink:type="simple" xlink:href="#2.1.9.Restart Management Node|outline" text:style-name="Internet_20_link" text:visited-style-name="Internet_20_link">2.1.9 Restart Management Node</text:a><text:tab/>6</text:p>
          <text:p text:style-name="P65"><text:a xlink:type="simple" xlink:href="#2.1.10.Configure Ethernet Switches|outline" text:style-name="Internet_20_link" text:visited-style-name="Internet_20_link">2.1.10 Configure Ethernet Switches</text:a><text:tab/>6</text:p>
          <text:p text:style-name="P64"><text:a xlink:type="simple" xlink:href="#2.2.Download Linux Distro ISOs and Create Repository|outline" text:style-name="Internet_20_link" text:visited-style-name="Internet_20_link">2.2 Download Linux Distro ISOs and Create Repository</text:a><text:tab/>6</text:p>
          <text:p text:style-name="P64"><text:a xlink:type="simple" xlink:href="#2.3.Downloading and Installing  xCAT 2|outline" text:style-name="Internet_20_link" text:visited-style-name="Internet_20_link">2.3 Downloading and Installing <text:s/>xCAT 2</text:a><text:tab/>7</text:p>
          <text:p text:style-name="P65"><text:a xlink:type="simple" xlink:href="#2.3.1.If Your Management Node Has Internet Access:|outline" text:style-name="Internet_20_link" text:visited-style-name="Internet_20_link">2.3.1 If Your Management Node Has Internet Access:</text:a><text:tab/>7</text:p>
          <text:p text:style-name="P67"><text:a xlink:type="simple" xlink:href="#2.3.1.1.Download Repo Files|outline" text:style-name="Internet_20_link" text:visited-style-name="Internet_20_link">2.3.1.1 Download Repo Files</text:a><text:tab/>7</text:p>
          <text:p text:style-name="P67"><text:a xlink:type="simple" xlink:href="#2.3.1.2.Set Up Repo File for Fedora Site|outline" text:style-name="Internet_20_link" text:visited-style-name="Internet_20_link">2.3.1.2 Set Up Repo File for Fedora Site</text:a><text:tab/>8</text:p>
          <text:p text:style-name="P65"><text:a xlink:type="simple" xlink:href="#2.3.2.If Your Management Node Does Not Have Internet Access:|outline" text:style-name="Internet_20_link" text:visited-style-name="Internet_20_link">2.3.2 If Your Management Node Does Not Have Internet Access:</text:a><text:tab/>8</text:p>
          <text:p text:style-name="P67"><text:a xlink:type="simple" xlink:href="#2.3.2.1.Download xCAT 2 and Its Dependencies|outline" text:style-name="Internet_20_link" text:visited-style-name="Internet_20_link">2.3.2.1 Download xCAT 2 and Its Dependencies</text:a><text:tab/>8</text:p>
          <text:p text:style-name="P67"><text:a xlink:type="simple" xlink:href="#2.3.2.2.Get Distro OSS dependencies|outline" text:style-name="Internet_20_link" text:visited-style-name="Internet_20_link">2.3.2.2 Get Distro OSS dependencies</text:a><text:tab/>8</text:p>
          <text:p text:style-name="P67"><text:a xlink:type="simple" xlink:href="#2.3.2.3.Setup YUM repositories for xCAT and Dependencies|outline" text:style-name="Internet_20_link" text:visited-style-name="Internet_20_link">2.3.2.3 Setup YUM repositories for xCAT and Dependencies</text:a><text:tab/>9</text:p>
          <text:p text:style-name="P65"><text:a xlink:type="simple" xlink:href="#2.3.3.Install xCAT 2 software &amp; Its Dependencies|outline" text:style-name="Internet_20_link" text:visited-style-name="Internet_20_link">2.3.3 Install xCAT 2 software &amp; Its Dependencies</text:a><text:tab/>9</text:p>
          <text:p text:style-name="P65"><text:a xlink:type="simple" xlink:href="#2.3.4.Test xCAT installation|outline" text:style-name="Internet_20_link" text:visited-style-name="Internet_20_link">2.3.4 Test xCAT installation</text:a><text:tab/>9</text:p>
          <text:p text:style-name="P65"><text:a xlink:type="simple" xlink:href="#2.3.5.Update xCAT 2 software|outline" text:style-name="Internet_20_link" text:visited-style-name="Internet_20_link">2.3.5 Update xCAT 2 software</text:a><text:tab/>9</text:p>
          <text:p text:style-name="P65"><text:a xlink:type="simple" xlink:href="#2.3.6.Setup Yum for Fedora8 Node Installs |outline" text:style-name="Internet_20_link" text:visited-style-name="Internet_20_link">2.3.6 Setup Yum for Fedora8 Node Installs </text:a><text:tab/>9</text:p>
          <text:p text:style-name="P63"><text:a xlink:type="simple" xlink:href="#3.xCAT Hierarchy using Service nodes|outline" text:style-name="Internet_20_link" text:visited-style-name="Internet_20_link">3.0 xCAT Hierarchy using Service nodes</text:a><text:tab/>10</text:p>
          <text:p text:style-name="P64"><text:a xlink:type="simple" xlink:href="#3.1.Switching to  PostgreSQL Database|outline" text:style-name="Internet_20_link" text:visited-style-name="Internet_20_link">3.1 Switching to <text:s/>PostgreSQL Database</text:a><text:tab/>10</text:p>
          <text:p text:style-name="P64"><text:a xlink:type="simple" xlink:href="#3.2.Define the  service nodes in the database|outline" text:style-name="Internet_20_link" text:visited-style-name="Internet_20_link">3.2 Define the <text:s/>service nodes in the database</text:a><text:tab/>12</text:p>
          <text:p text:style-name="P65"><text:a xlink:type="simple" xlink:href="#3.2.1.Define Service Nodes in nodelist Table|outline" text:style-name="Internet_20_link" text:visited-style-name="Internet_20_link">3.2.1 Define Service Nodes in nodelist Table</text:a><text:tab/>13</text:p>
          <text:p text:style-name="P65"><text:a xlink:type="simple" xlink:href="#3.2.2.Define Service Nodes in the servicenode table|outline" text:style-name="Internet_20_link" text:visited-style-name="Internet_20_link">3.2.2 Define Service Nodes in the servicenode table</text:a><text:tab/>13</text:p>
          <text:p text:style-name="P65"><text:a xlink:type="simple" xlink:href="#3.2.3.Define  Service Nodes in noderes Table|outline" text:style-name="Internet_20_link" text:visited-style-name="Internet_20_link">3.2.3 Define <text:s/>Service Nodes in noderes Table</text:a><text:tab/>13</text:p>
          <text:p text:style-name="P65"><text:soft-page-break/><text:a xlink:type="simple" xlink:href="#3.2.4.Define Service Nodes in ipmi Table|outline" text:style-name="Internet_20_link" text:visited-style-name="Internet_20_link">3.2.4 Define Service Nodes in ipmi Table</text:a><text:tab/>13</text:p>
          <text:p text:style-name="P65"><text:a xlink:type="simple" xlink:href="#3.2.5.Configure the Service Node BMCs and Discover MACs|outline" text:style-name="Internet_20_link" text:visited-style-name="Internet_20_link">3.2.5 Configure the Service Node BMCs and Discover MACs</text:a><text:tab/>13</text:p>
          <text:p text:style-name="P65"><text:a xlink:type="simple" xlink:href="#3.2.6.Define Service Nodes in nodehm Table|outline" text:style-name="Internet_20_link" text:visited-style-name="Internet_20_link">3.2.6 Define Service Nodes in nodehm Table</text:a><text:tab/>14</text:p>
          <text:p text:style-name="P65"><text:a xlink:type="simple" xlink:href="#3.2.7.Define Service Nodes in nodetype Table|outline" text:style-name="Internet_20_link" text:visited-style-name="Internet_20_link">3.2.7 Define Service Nodes in nodetype Table</text:a><text:tab/>14</text:p>
          <text:p text:style-name="P65"><text:a xlink:type="simple" xlink:href="#3.2.8.Set Necessary Attributes in site Table|outline" text:style-name="Internet_20_link" text:visited-style-name="Internet_20_link">3.2.8 Set Necessary Attributes in site Table</text:a><text:tab/>14</text:p>
          <text:p text:style-name="P65"><text:a xlink:type="simple" xlink:href="#3.2.9.Set Up Postscripts to be Run on the Nodes|outline" text:style-name="Internet_20_link" text:visited-style-name="Internet_20_link">3.2.9 Set Up Postscripts to be Run on the Nodes</text:a><text:tab/>14</text:p>
          <text:p text:style-name="P63"><text:a xlink:type="simple" xlink:href="#4.Setup Services on the Management Node|outline" text:style-name="Internet_20_link" text:visited-style-name="Internet_20_link">4.0 Setup Services on the Management Node</text:a><text:tab/>15</text:p>
          <text:p text:style-name="P64"><text:a xlink:type="simple" xlink:href="#4.1.Set Up networks Table|outline" text:style-name="Internet_20_link" text:visited-style-name="Internet_20_link">4.1 Set Up networks Table</text:a><text:tab/>15</text:p>
          <text:p text:style-name="P64"><text:a xlink:type="simple" xlink:href="#4.2.Set Up NTP|outline" text:style-name="Internet_20_link" text:visited-style-name="Internet_20_link">4.2 Set Up NTP</text:a><text:tab/>15</text:p>
          <text:p text:style-name="P64"><text:a xlink:type="simple" xlink:href="#4.3.Set Up DNS|outline" text:style-name="Internet_20_link" text:visited-style-name="Internet_20_link">4.3 Set Up DNS</text:a><text:tab/>16</text:p>
          <text:p text:style-name="P64"><text:a xlink:type="simple" xlink:href="#4.4.Define AMMs as Nodes|outline" text:style-name="Internet_20_link" text:visited-style-name="Internet_20_link">4.4 Define AMMs as Nodes</text:a><text:tab/>16</text:p>
          <text:p text:style-name="P64"><text:a xlink:type="simple" xlink:href="#4.5.Set Up AMMs|outline" text:style-name="Internet_20_link" text:visited-style-name="Internet_20_link">4.5 Set Up AMMs</text:a><text:tab/>17</text:p>
          <text:p text:style-name="P64"><text:a xlink:type="simple" xlink:href="#4.6.Start Up TFTP|outline" text:style-name="Internet_20_link" text:visited-style-name="Internet_20_link">4.6 Start Up TFTP</text:a><text:tab/>18</text:p>
          <text:p text:style-name="P63"><text:a xlink:type="simple" xlink:href="#5.Define Compute Nodes in the Database|outline" text:style-name="Internet_20_link" text:visited-style-name="Internet_20_link">5.0 Define Compute Nodes in the Database</text:a><text:tab/>18</text:p>
          <text:p text:style-name="P64"><text:a xlink:type="simple" xlink:href="#5.1.Set Up the nodelist Table|outline" text:style-name="Internet_20_link" text:visited-style-name="Internet_20_link">5.1 Set Up the nodelist Table</text:a><text:tab/>18</text:p>
          <text:p text:style-name="P64"><text:a xlink:type="simple" xlink:href="#5.2.Set Up the nodehm table|outline" text:style-name="Internet_20_link" text:visited-style-name="Internet_20_link">5.2 Set Up the nodehm table</text:a><text:tab/>19</text:p>
          <text:p text:style-name="P64"><text:a xlink:type="simple" xlink:href="#5.3.Set Up the mp Table|outline" text:style-name="Internet_20_link" text:visited-style-name="Internet_20_link">5.3 Set Up the mp Table</text:a><text:tab/>19</text:p>
          <text:p text:style-name="P64"><text:a xlink:type="simple" xlink:href="#5.4.Set Up Conserver|outline" text:style-name="Internet_20_link" text:visited-style-name="Internet_20_link">5.4 Set Up Conserver</text:a><text:tab/>19</text:p>
          <text:p text:style-name="P64"><text:a xlink:type="simple" xlink:href="#5.5.Set Up the noderes Table|outline" text:style-name="Internet_20_link" text:visited-style-name="Internet_20_link">5.5 Set Up the noderes Table</text:a><text:tab/>19</text:p>
          <text:p text:style-name="P64"><text:a xlink:type="simple" xlink:href="#5.6.Set Up nodetype Table|outline" text:style-name="Internet_20_link" text:visited-style-name="Internet_20_link">5.6 Set Up nodetype Table</text:a><text:tab/>20</text:p>
          <text:p text:style-name="P64"><text:a xlink:type="simple" xlink:href="#5.7.Set Up Passwords in passwd Table|outline" text:style-name="Internet_20_link" text:visited-style-name="Internet_20_link">5.7 Set Up Passwords in passwd Table</text:a><text:tab/>20</text:p>
          <text:p text:style-name="P64"><text:a xlink:type="simple" xlink:href="#5.8.Verify the Tables|outline" text:style-name="Internet_20_link" text:visited-style-name="Internet_20_link">5.8 Verify the Tables</text:a><text:tab/>20</text:p>
          <text:p text:style-name="P64"><text:a xlink:type="simple" xlink:href="#5.9.Setup deps Table for Proper Boot Sequence of Triblades|outline" text:style-name="Internet_20_link" text:visited-style-name="Internet_20_link">5.9 Setup deps Table for Proper Boot Sequence of Triblades</text:a><text:tab/>21</text:p>
          <text:p text:style-name="P64"><text:a xlink:type="simple" xlink:href="#5.10.Set Up Postscripts to be Run on the Nodes|outline" text:style-name="Internet_20_link" text:visited-style-name="Internet_20_link">5.10 Set Up Postscripts to be Run on the Nodes</text:a><text:tab/>21</text:p>
          <text:p text:style-name="P64"><text:a xlink:type="simple" xlink:href="#5.11. Get MAC Addresses for the Blades|outline" text:style-name="Internet_20_link" text:visited-style-name="Internet_20_link">5.11 <text:s/>Get MAC Addresses for the Blades</text:a><text:tab/>21</text:p>
          <text:p text:style-name="P64"><text:a xlink:type="simple" xlink:href="#5.12. Setup DHCP|outline" text:style-name="Internet_20_link" text:visited-style-name="Internet_20_link">5.12 <text:s/>Setup DHCP</text:a><text:tab/>21</text:p>
          <text:p text:style-name="P63"><text:a xlink:type="simple" xlink:href="#6.Install or Stateless Boot the Service Node|outline" text:style-name="Internet_20_link" text:visited-style-name="Internet_20_link">6.0 Install or Stateless Boot the Service Node</text:a><text:tab/>22</text:p>
          <text:p text:style-name="P64"><text:a xlink:type="simple" xlink:href="#6.1.Build the Service Node Stateless Image|outline" text:style-name="Internet_20_link" text:visited-style-name="Internet_20_link">6.1 Build the Service Node Stateless Image</text:a><text:tab/>22</text:p>
          <text:p text:style-name="P64"><text:a xlink:type="simple" xlink:href="#6.2.Set Up the Service Nodes for Installation|outline" text:style-name="Internet_20_link" text:visited-style-name="Internet_20_link">6.2 Set Up the Service Nodes for Installation</text:a><text:tab/>24</text:p>
          <text:p text:style-name="P64"><text:a xlink:type="simple" xlink:href="#6.3.Boot or Install the Service Nodes|outline" text:style-name="Internet_20_link" text:visited-style-name="Internet_20_link">6.3 Boot or Install the Service Nodes</text:a><text:tab/>25</text:p>
          <text:p text:style-name="P64"><text:a xlink:type="simple" xlink:href="#6.4. Test Service Node installation|outline" text:style-name="Internet_20_link" text:visited-style-name="Internet_20_link">6.4 <text:s/>Test Service Node installation</text:a><text:tab/>25</text:p>
          <text:p text:style-name="P63"><text:a xlink:type="simple" xlink:href="#7.Install the LS21 Blades|outline" text:style-name="Internet_20_link" text:visited-style-name="Internet_20_link">7.0 Install the LS21 Blades</text:a><text:tab/>25</text:p>
          <text:p text:style-name="P63"><text:a xlink:type="simple" xlink:href="#8.iSCSI Install a QS22 Blade|outline" text:style-name="Internet_20_link" text:visited-style-name="Internet_20_link">8.0 iSCSI Install a QS22 Blade</text:a><text:tab/>26</text:p>
          <text:p text:style-name="P63"><text:a xlink:type="simple" xlink:href="#9.Build and Boot the LS21 and QS22 Stateless Images|outline" text:style-name="Internet_20_link" text:visited-style-name="Internet_20_link">9.0 Build and Boot the LS21 and QS22 Stateless Images</text:a><text:tab/>27</text:p>
          <text:p text:style-name="P64"><text:a xlink:type="simple" xlink:href="#9.1. Build the Stateless Image|outline" text:style-name="Internet_20_link" text:visited-style-name="Internet_20_link">9.1 <text:s/>Build the Stateless Image</text:a><text:tab/>27</text:p>
          <text:p text:style-name="P64"><text:a xlink:type="simple" xlink:href="#9.2.Test Boot the Stateless Image |outline" text:style-name="Internet_20_link" text:visited-style-name="Internet_20_link">9.2 Test Boot the Stateless Image </text:a><text:tab/>29</text:p>
          <text:p text:style-name="P64"><text:a xlink:type="simple" xlink:href="#9.3.To Update QS22 Stateless Image|outline" text:style-name="Internet_20_link" text:visited-style-name="Internet_20_link">9.3 To Update QS22 Stateless Image</text:a><text:tab/>29</text:p>
          <text:p text:style-name="P64"><text:a xlink:type="simple" xlink:href="#9.4.Build the Compressed Image|outline" text:style-name="Internet_20_link" text:visited-style-name="Internet_20_link">9.4 Build the Compressed Image</text:a><text:tab/>29</text:p>
          <text:p text:style-name="P65"><text:a xlink:type="simple" xlink:href="#9.4.1.Build aufs on Your Sample Node|outline" text:style-name="Internet_20_link" text:visited-style-name="Internet_20_link">9.4.1 Build aufs on Your Sample Node</text:a><text:tab/>30</text:p>
          <text:p text:style-name="P65"><text:a xlink:type="simple" xlink:href="#9.4.2.Generate  the Compressed Image|outline" text:style-name="Internet_20_link" text:visited-style-name="Internet_20_link">9.4.2 Generate <text:s/>the Compressed Image</text:a><text:tab/>30</text:p>
          <text:p text:style-name="P65"><text:a xlink:type="simple" xlink:href="#9.4.3.Optionally Use Light Weight Postscript|outline" text:style-name="Internet_20_link" text:visited-style-name="Internet_20_link">9.4.3 Optionally Use Light Weight Postscript</text:a><text:tab/>30</text:p>
          <text:p text:style-name="P65"><text:a xlink:type="simple" xlink:href="#9.4.4.Pack and Install the Compressed Image|outline" text:style-name="Internet_20_link" text:visited-style-name="Internet_20_link">9.4.4 Pack and Install the Compressed Image</text:a><text:tab/>31</text:p>
          <text:p text:style-name="P65"><text:a xlink:type="simple" xlink:href="#9.4.5.Check Memory Usage|outline" text:style-name="Internet_20_link" text:visited-style-name="Internet_20_link">9.4.5 Check Memory Usage</text:a><text:tab/>31</text:p>
          <text:p text:style-name="P63"><text:a xlink:type="simple" xlink:href="#10.Building QS22 Image for 64K pages|outline" text:style-name="Internet_20_link" text:visited-style-name="Internet_20_link">10.0 Building QS22 Image for 64K pages</text:a><text:tab/>31</text:p>
          <text:p text:style-name="P64"><text:a xlink:type="simple" xlink:href="#10.1.Rebuild aufs|outline" text:style-name="Internet_20_link" text:visited-style-name="Internet_20_link">10.1 Rebuild aufs</text:a><text:tab/>33</text:p>
          <text:p text:style-name="P64"><text:a xlink:type="simple" xlink:href="#10.2.Test unsquashed:|outline" text:style-name="Internet_20_link" text:visited-style-name="Internet_20_link">10.2 Test unsquashed:</text:a><text:tab/>33</text:p>
          <text:p text:style-name="P65"><text:a xlink:type="simple" xlink:href="#10.2.1. Check memory|outline" text:style-name="Internet_20_link" text:visited-style-name="Internet_20_link">10.2.1 <text:s/>Check memory</text:a><text:tab/>33</text:p>
          <text:p text:style-name="P64"><text:soft-page-break/><text:a xlink:type="simple" xlink:href="#10.3.Test squash|outline" text:style-name="Internet_20_link" text:visited-style-name="Internet_20_link">10.3 Test squash</text:a><text:tab/>33</text:p>
          <text:p text:style-name="P65"><text:a xlink:type="simple" xlink:href="#10.3.1. Check memory|outline" text:style-name="Internet_20_link" text:visited-style-name="Internet_20_link">10.3.1 <text:s/>Check memory</text:a><text:tab/>34</text:p>
          <text:p text:style-name="P64"><text:a xlink:type="simple" xlink:href="#10.4.To Switch Back to 4K Pages|outline" text:style-name="Internet_20_link" text:visited-style-name="Internet_20_link">10.4 To Switch Back to 4K Pages</text:a><text:tab/>34</text:p>
          <text:p text:style-name="P63"><text:a xlink:type="simple" xlink:href="#11.Using NFS Hybrid for the Diskless Images|outline" text:style-name="Internet_20_link" text:visited-style-name="Internet_20_link">11.0 Using NFS Hybrid for the Diskless Images</text:a><text:tab/>35</text:p>
          <text:p text:style-name="P63"><text:a xlink:type="simple" xlink:href="#12.Install  Torque|outline" text:style-name="Internet_20_link" text:visited-style-name="Internet_20_link">12.0 Install <text:s/>Torque</text:a><text:tab/>38</text:p>
          <text:p text:style-name="P64"><text:a xlink:type="simple" xlink:href="#12.1.Set Up Torque Server|outline" text:style-name="Internet_20_link" text:visited-style-name="Internet_20_link">12.1 Set Up Torque Server</text:a><text:tab/>38</text:p>
          <text:p text:style-name="P64"><text:a xlink:type="simple" xlink:href="#12.2.Configure Torque|outline" text:style-name="Internet_20_link" text:visited-style-name="Internet_20_link">12.2 Configure Torque</text:a><text:tab/>38</text:p>
          <text:p text:style-name="P64"><text:a xlink:type="simple" xlink:href="#12.3. Define Nodes|outline" text:style-name="Internet_20_link" text:visited-style-name="Internet_20_link">12.3 <text:s/>Define Nodes</text:a><text:tab/>39</text:p>
          <text:p text:style-name="P64"><text:a xlink:type="simple" xlink:href="#12.4. Setup and Start Service|outline" text:style-name="Internet_20_link" text:visited-style-name="Internet_20_link">12.4 <text:s/>Setup and Start Service</text:a><text:tab/>39</text:p>
          <text:p text:style-name="P64"><text:a xlink:type="simple" xlink:href="#12.5.Install pbstop|outline" text:style-name="Internet_20_link" text:visited-style-name="Internet_20_link">12.5 Install pbstop</text:a><text:tab/>39</text:p>
          <text:p text:style-name="P64"><text:a xlink:type="simple" xlink:href="#12.6.Install Perl Curses for pbstop|outline" text:style-name="Internet_20_link" text:visited-style-name="Internet_20_link">12.6 Install Perl Curses for pbstop</text:a><text:tab/>39</text:p>
          <text:p text:style-name="P64"><text:a xlink:type="simple" xlink:href="#12.7.Create a Torque Default Queue|outline" text:style-name="Internet_20_link" text:visited-style-name="Internet_20_link">12.7 Create a Torque Default Queue</text:a><text:tab/>39</text:p>
          <text:p text:style-name="P64"><text:a xlink:type="simple" xlink:href="#12.8.Setup Torque Client ( x86_64 only)|outline" text:style-name="Internet_20_link" text:visited-style-name="Internet_20_link">12.8 Setup Torque Client ( x86_64 only)</text:a><text:tab/>40</text:p>
          <text:p text:style-name="P65"><text:a xlink:type="simple" xlink:href="#12.8.1.Install Torque|outline" text:style-name="Internet_20_link" text:visited-style-name="Internet_20_link">12.8.1 Install Torque</text:a><text:tab/>40</text:p>
          <text:p text:style-name="P65"><text:a xlink:type="simple" xlink:href="#12.8.2.Configure Torque|outline" text:style-name="Internet_20_link" text:visited-style-name="Internet_20_link">12.8.2 Configure Torque</text:a><text:tab/>40</text:p>
          <text:p text:style-name="P67"><text:a xlink:type="simple" xlink:href="#12.8.2.1.Set Up Access|outline" text:style-name="Internet_20_link" text:visited-style-name="Internet_20_link">12.8.2.1 Set Up Access</text:a><text:tab/>40</text:p>
          <text:p text:style-name="P67"><text:a xlink:type="simple" xlink:href="#12.8.2.2.Set Up Node to Node ssh for Root |outline" text:style-name="Internet_20_link" text:visited-style-name="Internet_20_link">12.8.2.2 Set Up Node to Node ssh for Root </text:a><text:tab/>40</text:p>
          <text:p text:style-name="P65"><text:a xlink:type="simple" xlink:href="#12.8.3.Pack and Install image|outline" text:style-name="Internet_20_link" text:visited-style-name="Internet_20_link">12.8.3 Pack and Install image</text:a><text:tab/>40</text:p>
          <text:p text:style-name="P63"><text:a xlink:type="simple" xlink:href="#13.Set Up Moab|outline" text:style-name="Internet_20_link" text:visited-style-name="Internet_20_link">13.0 Set Up Moab</text:a><text:tab/>41</text:p>
          <text:p text:style-name="P64"><text:a xlink:type="simple" xlink:href="#13.1.Install Moab|outline" text:style-name="Internet_20_link" text:visited-style-name="Internet_20_link">13.1 Install Moab</text:a><text:tab/>41</text:p>
          <text:p text:style-name="P64"><text:a xlink:type="simple" xlink:href="#13.2.Configure Moab|outline" text:style-name="Internet_20_link" text:visited-style-name="Internet_20_link">13.2 Configure Moab</text:a><text:tab/>41</text:p>
          <text:p text:style-name="P65"><text:a xlink:type="simple" xlink:href="#13.2.1.Start Moab|outline" text:style-name="Internet_20_link" text:visited-style-name="Internet_20_link">13.2.1 Start Moab</text:a><text:tab/>41</text:p>
          <text:p text:style-name="P63"><text:a xlink:type="simple" xlink:href="#14.Appendix:  Customizing Your Nodes by Creating Your Own Postscripts|outline" text:style-name="Internet_20_link" text:visited-style-name="Internet_20_link">14.0 Appendix: <text:s/>Customizing Your Nodes by Creating Your Own Postscripts</text:a><text:tab/>42</text:p>
        </text:index-body>
      </text:table-of-content>
      <text:p text:style-name="P24"/>
      <text:list text:style-name="L1">
        <text:list-item>
          <text:h text:style-name="P55"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RHEL 5, and (to a lesser extent) SLES 10.</text:p>
      <text:p text:style-name="Text_20_body"/>
      <text:h text:style-name="Heading_20_2" text:outline-level="2">Scenarios</text:h>
      <text:p text:style-name="Text_20_body">The following scenarios are meant to help you navigate through this document and know which sections to follow and which to ignore for an environment that is similar to yours.</text:p>
      <text:h text:style-name="Heading_20_3" text:outline-level="3"><text:soft-page-break/>Simple Cluster of Rack-Mounted Servers – Stateful Nodes</text:h>
      <text:list text:style-name="L7">
        <text:list-item>
          <text:p text:style-name="P48">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8">
        <text:list-item>
          <text:p text:style-name="P49">Follow chapter 2 to install the xCAT software</text:p>
        </text:list-item>
        <text:list-item>
          <text:p text:style-name="P49">Use chapter 3 as an example for defining your BMC-base stateless nodes (skip the postgreSQL section and the servicenode table section)</text:p>
        </text:list-item>
        <text:list-item>
          <text:p text:style-name="P49">Follow chapter 4 to configure the management node</text:p>
        </text:list-item>
        <text:list-item>
          <text:p text:style-name="P49">Follow chapter 6 to boot the stateless nodes</text:p>
        </text:list-item>
        <text:list-item>
          <text:p text:style-name="P49">Optionally follow chapters 12 and 13 to install Torque and Moab</text:p>
        </text:list-item>
      </text:list>
      <text:p text:style-name="Standard"/>
      <text:h text:style-name="Heading_20_3" text:outline-level="3">Simple BladeCenter Cluster – Stateful or Stateless Nodes</text:h>
      <text:list text:style-name="L8">
        <text:list-item>
          <text:p text:style-name="P49">Follow chapter 2 to install the xCAT software</text:p>
        </text:list-item>
        <text:list-item>
          <text:p text:style-name="P49">Follow chapter 4 to configure the management node</text:p>
        </text:list-item>
        <text:list-item>
          <text:p text:style-name="P49">Follow chapter 5 to define the compute nodes in the xCAT database, except that instead of using the service node as the conserver and xcatmaster, use the management node hostname.</text:p>
        </text:list-item>
        <text:list-item>
          <text:p text:style-name="P49">If you want the nodes to be stateful (full operating system on its local disk) follow chapter 7</text:p>
        </text:list-item>
        <text:list-item>
          <text:p text:style-name="P49">If you want the nodes to be stateless (diskless) follow the example of booting the LS21 blades in chapter 9</text:p>
        </text:list-item>
        <text:list-item>
          <text:p text:style-name="P49">Optionally follow chapters 12 and 13 to install Torque and Moab</text:p>
        </text:list-item>
      </text:list>
      <text:p text:style-name="Text_20_body"/>
      <text:h text:style-name="Heading_20_2" text:outline-level="2">Other Documentation Available</text:h>
      <text:list text:style-name="L2">
        <text:list-item>
          <text:p text:style-name="P51">xCAT man pages: <text:s/><text:a xlink:type="simple" xlink:href="http://xcat.sf.net/man1/xcat.1.html">http://xcat.sf.net/man1/xcat.1.html</text:a></text:p>
        </text:list-item>
        <text:list-item>
          <text:p text:style-name="P51">xCAT DB table descriptions: <text:a xlink:type="simple" xlink:href="http://xcat.sf.net/man5/xcatdb.5.html">http://xcat.sf.net/man5/xcatdb.5.html</text:a></text:p>
        </text:list-item>
        <text:list-item>
          <text:p text:style-name="P5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51">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5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51">xCAT on AIX Cookbook: <text:s/><text:a xlink:type="simple" xlink:href="http://xcat.svn.sourceforge.net/svnroot/xcat/xcat-core/trunk/xCAT-client/share/doc/xCAT2onAIX.pdf">http://xcat.svn.sourceforge.net/svnroot/xcat/xcat-core/trunk/xCAT-client/share/doc/xCAT2onAIX.pdf</text:a> </text:p>
        </text:list-item>
        <text:list-item>
          <text:p text:style-name="P51">xCAT wiki: <text:s/><text:a xlink:type="simple" xlink:href="http://xcat.wiki.sourceforge.net/">http://xcat.wiki.sourceforge.net/</text:a> </text:p>
        </text:list-item>
        <text:list-item>
          <text:p text:style-name="P51">xCAT mailing list: <text:s/><text:a xlink:type="simple" xlink:href="http://xcat.org/mailman/listinfo/xcat-user">http://xcat.org/mailman/listinfo/xcat-user</text:a></text:p>
        </text:list-item>
        <text:list-item>
          <text:p text:style-name="P51">xCAT bugs: <text:s/><text:a xlink:type="simple" xlink:href="https://sourceforge.net/tracker/?group_id=208749&amp;atid=1006945">https://sourceforge.net/tracker/?group_id=208749&amp;atid=1006945</text:a></text:p>
        </text:list-item>
        <text:list-item>
          <text:p text:style-name="P51">xCAT feature requests: <text:s/><text:a xlink:type="simple" xlink:href="https://sourceforge.net/tracker/?group_id=208749&amp;atid=1006948">https://sourceforge.net/tracker/?group_id=208749&amp;atid=1006948</text:a></text:p>
        </text:list-item>
      </text:list>
      <text:p text:style-name="Standard"><text:soft-page-break/></text:p>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3">
        <text:list-item>
          <text:p text:style-name="P52">All node names begin with “rr”.</text:p>
        </text:list-item>
        <text:list-item>
          <text:p text:style-name="P52">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5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2">The BladeCenter chassis within each CU are numbered sequentially, e.g. bca01, bca02, etc.</text:p>
        </text:list-item>
      </text:list>
      <text:p text:style-name="Text_20_body"/>
      <text:list text:style-name="L1" text:continue-numbering="true">
        <text:list-item>
          <text:h text:style-name="P55" text:outline-level="1">Installing the Management Node</text:h>
          <text:list>
            <text:list-item>
              <text:h text:style-name="P56" text:outline-level="2">Prepare the Management Node</text:h>
              <text:list>
                <text:list-item>
                  <text:h text:style-name="P58"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58"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58"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58" text:outline-level="3"><text:soft-page-break/>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58"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58"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58" text:outline-level="3">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59" text:outline-level="3">Setup basic hosts file</text:h>
                </text:list-item>
              </text:list>
            </text:list-item>
          </text:list>
        </text:list-item>
      </text:list>
      <text:p text:style-name="P7">Ensure a line like the following is in /etc/hosts:</text:p>
      <text:p text:style-name="P7"/>
      <text:p text:style-name="Code">11.16.0.1 mn20.cluster mn20</text:p>
      <text:list text:style-name="L1" text:continue-numbering="true">
        <text:list-item>
          <text:list text:continue-numbering="true">
            <text:list-item>
              <text:list text:continue-numbering="true">
                <text:list-item>
                  <text:h text:style-name="P58"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58"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56"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text:soft-page-break/>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56" text:outline-level="2">Downloading and Installing <text:s/>xCAT 2</text:h>
            </text:list-item>
          </text:list>
        </text:list-item>
      </text:list>
      <text:p text:style-name="Standard"/>
      <text:p text:style-name="P23">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4">
        <text:list-item>
          <text:p text:style-name="P44">core-snap</text:p>
        </text:list-item>
        <text:list-item>
          <text:p text:style-name="P44">dep-snap</text:p>
        </text:list-item>
        <text:list-item>
          <text:p text:style-name="P44">core-rpms-snap.tar.bz2</text:p>
        </text:list-item>
        <text:list-item>
          <text:p text:style-name="P44">dep-rpms-snap.tar.bz2</text:p>
        </text:list-item>
      </text:list>
      <text:p text:style-name="P29"/>
      <text:p text:style-name="P23"><text:span text:style-name="T9">The following directories and tarballs contain </text:span>xCAT 2.0<text:span text:style-name="T9">:</text:span></text:p>
      <text:list text:style-name="L4">
        <text:list-item text:start-value="1">
          <text:p text:style-name="P44">xcat-core</text:p>
        </text:list-item>
        <text:list-item>
          <text:p text:style-name="P44">xcat-dep</text:p>
        </text:list-item>
        <text:list-item>
          <text:p text:style-name="P44">core-repo.tar.bz2</text:p>
        </text:list-item>
        <text:list-item>
          <text:p text:style-name="P44">dep-repo.tar.bz2</text:p>
        </text:list-item>
      </text:list>
      <text:p text:style-name="P29"/>
      <text:p text:style-name="P29">This structure will likely be changed in the near future to make it clearer.</text:p>
      <text:p text:style-name="P29"/>
      <text:list text:style-name="L1" text:continue-numbering="true">
        <text:list-item>
          <text:list text:continue-numbering="true">
            <text:list-item>
              <text:list text:continue-numbering="true">
                <text:list-item>
                  <text:h text:style-name="P58" text:outline-level="3">If Your Management Node <text:span text:style-name="T12">Has</text:span> Internet Access:</text:h>
                  <text:list>
                    <text:list-item>
                      <text:h text:style-name="P60"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text:soft-page-break/>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60"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58" text:outline-level="3">If Your Management Node <text:span text:style-name="T12">Does Not Have</text:span> Internet Access:</text:h>
                  <text:list>
                    <text:list-item>
                      <text:h text:style-name="P60"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1"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text:soft-page-break/>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60"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5"/>
      <text:list text:style-name="L1" text:continue-numbering="true">
        <text:list-item>
          <text:list text:continue-numbering="true">
            <text:list-item>
              <text:list text:continue-numbering="true">
                <text:list-item>
                  <text:h text:style-name="P58"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8"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8" text:outline-level="3">Update xCAT 2 software</text:h>
                </text:list-item>
              </text:list>
            </text:list-item>
          </text:list>
        </text:list-item>
      </text:list>
      <text:p text:style-name="Standard"/>
      <text:p text:style-name="Standard">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58"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text:soft-page-break/></text:p>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6" text:outline-level="2" text:is-list-header="true"/>
            </text:list-header>
          </text:list>
        </text:list-item>
        <text:list-item>
          <text:h text:style-name="P55"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2">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6"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5">
        <text:list-item>
          <text:p text:style-name="P45">192.168.0.1: ip of master</text:p>
        </text:list-item>
        <text:list-item>
          <text:p text:style-name="P45">xcatdb: database name</text:p>
        </text:list-item>
        <text:list-item>
          <text:p text:style-name="P45">xcatadmin: database role (aka user)</text:p>
        </text:list-item>
        <text:list-item>
          <text:p text:style-name="P45">cluster: database password</text:p>
        </text:list-item>
        <text:list-item>
          <text:p text:style-name="P45">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6"/>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text:soft-page-break/>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1">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0"/>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39"/>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6" text:outline-level="2">Define the <text:s/>service nodes in the database</text:h>
            </text:list-item>
          </text:list>
        </text:list-item>
      </text:list>
      <text:p text:style-name="P40">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text:soft-page-break/>Note: service nodes are required to be defined with group “service”. <text:s text:c="2"/>The commands below are using the group “service” to update all service nodes. </text:p>
      <text:p text:style-name="P40"/>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58"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58"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The service node table defines all service nodes and the services that will be set up on those service nodes. <text:s/>The command below will start all services. <text:s/>You can change 1's to 0's for any services you don't plan to use. <text:s/>Just ensure that you don't refer in the noderes table to any of the services you have turned off here.</text:p>
      <text:p text:style-name="Standard"/>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Code"/>
      <text:list text:style-name="L1" text:continue-numbering="true">
        <text:list-item>
          <text:list text:continue-numbering="true">
            <text:list-item>
              <text:list text:continue-numbering="true">
                <text:list-item>
                  <text:h text:style-name="P58" text:outline-level="3">Define <text:s/>Service Nodes in noderes Table</text:h>
                </text:list-item>
              </text:list>
            </text:list-item>
          </text:list>
        </text:list-item>
      </text:list>
      <text:p text:style-name="Standard"/>
      <text:p text:style-name="Code">chtab node=service noderes.netboot=pxe noderes.installnic=eth0 noderes.primarynic=eth0</text:p>
      <text:p text:style-name="Code"/>
      <text:list text:style-name="L1" text:continue-numbering="true">
        <text:list-item>
          <text:list text:continue-numbering="true">
            <text:list-item>
              <text:list text:continue-numbering="true">
                <text:list-item>
                  <text:h text:style-name="P58" text:outline-level="3">Define Service Nodes in ipmi Table</text:h>
                </text:list-item>
              </text:list>
            </text:list-item>
          </text:list>
        </text:list-item>
      </text:list>
      <text:p text:style-name="Standard"/>
      <text:p text:style-name="Code">chtab node=service ipmi.bmc='|^(.+)-m$|($1)-bmc|' ipmi.username=USERID ipmi.password=PASSW0RD</text:p>
      <text:p text:style-name="Code"/>
      <text:list text:style-name="L1" text:continue-numbering="true">
        <text:list-item>
          <text:list text:continue-numbering="true">
            <text:list-item>
              <text:list text:continue-numbering="true">
                <text:list-item>
                  <text:h text:style-name="P58"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Define the chain table for service node discovery:</text:p>
        </text:list-item>
      </text:list>
      <text:p text:style-name="Code_20_Indented">chtab node=ipmi chain.chain=”runcmd=bmcsetup,standby” chain.ondiscover=nodediscover</text:p>
      <text:list text:style-name="WW8Num9" text:continue-numbering="true">
        <text:list-item>
          <text:p text:style-name="List_20_Number"><text:soft-page-break/>Manually power up the service nodes. <text:s/>All nodes will be network booted (you can watch /var/log/messages for DHCP and TFTP traffic). <text:s/>Within a few seconds of booting to the network, any BMCs should be configured and be set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P28"/>
      <text:list text:style-name="L1" text:continue-numbering="true">
        <text:list-item>
          <text:list text:continue-numbering="true">
            <text:list-item>
              <text:list text:continue-numbering="true">
                <text:list-item>
                  <text:h text:style-name="P58" text:outline-level="3">Define Service Nodes in nodehm Table</text:h>
                </text:list-item>
              </text:list>
            </text:list-item>
          </text:list>
        </text:list-item>
      </text:list>
      <text:p text:style-name="Standard"/>
      <text:p text:style-name="Code">chtab node=service nodehm.cons=ipmi nodehm.mgt=ipmi <text:s/>nodehm.serialspeed=19200 nodehm.serialflow=hard nodehm.serialport=0</text:p>
      <text:p text:style-name="P15"/>
      <text:list text:style-name="L1" text:continue-numbering="true">
        <text:list-item>
          <text:list text:continue-numbering="true">
            <text:list-item>
              <text:list text:continue-numbering="true">
                <text:list-item>
                  <text:h text:style-name="P58" text:outline-level="3">Define Service Nodes in nodetype Table</text:h>
                </text:list-item>
              </text:list>
            </text:list-item>
          </text:list>
        </text:list-item>
      </text:list>
      <text:p text:style-name="Standard"/>
      <text:p text:style-name="Code">chtab node=service nodetype.arch=x86_64 nodetype.os=fedora8 nodetype.nodetype=osi nodetype.profile=service</text:p>
      <text:p text:style-name="Text_20_body"/>
      <text:list text:style-name="L1" text:continue-numbering="true">
        <text:list-item>
          <text:list text:continue-numbering="true">
            <text:list-item>
              <text:list text:continue-numbering="true">
                <text:list-item>
                  <text:h text:style-name="P58"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list text:style-name="L1" text:continue-numbering="true">
        <text:list-item>
          <text:list text:continue-numbering="true">
            <text:list-item>
              <text:list text:continue-numbering="true">
                <text:list-item>
                  <text:h text:style-name="P58" text:outline-level="3">Set Up Postscripts to be Run on the Nodes</text:h>
                </text:list-item>
              </text:list>
            </text:list-item>
          </text:list>
        </text:list-item>
      </text:list>
      <text:p text:style-name="Standard">xCAT automatically fills in the xcatdefaults row of this table with a list of postscripts that should be run on every node (including service nodes). <text:s/>But you need to run several additional postscripts on service nodes:</text:p>
      <text:p text:style-name="Code"/>
      <text:p text:style-name="Code">chtab node=service postscripts.postscripts=configeth,servicenode,xcatserver,xcatclient</text:p>
      <text:p text:style-name="Text_20_body"/>
      <text:p text:style-name="Text_20_body">Note: <text:s/>configeth is a sample script to configure the 2<text:span text:style-name="T14">nd</text:span> ethernet NIC on the service node. <text:s/>It should be modified to fit your specific environment.</text:p>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h text:style-name="P55" text:outline-level="1"><text:soft-page-break/>Setup Services on the Management Node</text:h>
          <text:list>
            <text:list-item>
              <text:h text:style-name="P56"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56"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P36">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text:soft-page-break/></text:p>
      <text:p text:style-name="Code_20_Indented">chtab node=service <text:s/>servicenode.ntpserver=1</text:p>
      <text:p text:style-name="Standard"/>
      <text:list text:style-name="L1" text:continue-numbering="true">
        <text:list-item>
          <text:list text:continue-numbering="true">
            <text:list-item>
              <text:h text:style-name="P56" text:outline-level="2">Set 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56"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text:soft-page-break/></text:p>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5">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56" text:outline-level="2">Set Up AMMs</text:h>
            </text:list-item>
          </text:list>
        </text:list-item>
      </text:list>
      <text:p text:style-name="Standard"/>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5"/>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text:soft-page-break/></text:p>
      <text:list text:style-name="L1" text:continue-numbering="true">
        <text:list-item>
          <text:list text:continue-numbering="true">
            <text:list-item>
              <text:h text:style-name="P56" text:outline-level="2">Start 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5"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56"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5">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6" text:outline-level="2"><text:soft-page-break/>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list text:style-name="L1" text:continue-numbering="true">
        <text:list-item>
          <text:list text:continue-numbering="true">
            <text:list-item>
              <text:h text:style-name="P56"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6"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6"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text:soft-page-break/>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56"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56"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6"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56" text:outline-level="2"><text:soft-page-break/>Set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6"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provide by xCAT, for example the ntp setup script:</text:p>
      <text:p text:style-name="Code"/>
      <text:p text:style-name="Code">chtab node=xcatdefaults postscripts.postscripts=syslog,remoteshell,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56"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5</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56" text:outline-level="2"><text:s/>Set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6">chtab key=dhcpinterfaces site.value='mn20|eth4;service|eth1'</text:p>
      <text:p text:style-name="Code"><text:soft-page-break/></text:p>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55"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57" text:outline-level="2">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text:soft-page-break/>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5">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oft-pag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56"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text:soft-page-break/>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56"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6"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55"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55" text:outline-level="1"><text:soft-page-break/>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text:soft-page-break/></text:p>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55"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56"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text:soft-page-break/>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text:soft-page-break/>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56"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56"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46"/>
            </text:list-header>
            <text:list-item>
              <text:h text:style-name="P56"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58" text:outline-level="3"><text:soft-page-break/>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58"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58"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text:soft-page-break/>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58"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58"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55" text:outline-level="1">Building QS22 Image for 64K pages</text:h>
        </text:list-item>
      </text:list>
      <text:p text:style-name="Standard"/>
      <text:p text:style-name="Standard">Note: <text:s/>consider merging 9/10 if building kernel for 64K pages and NFS-hybrid boot.</text:p>
      <text:p text:style-name="Standard"><text:soft-page-break/></text:p>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56" text:outline-level="2"><text:soft-page-break/>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56"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6" text:outline-level="2">Test squash</text:h>
            </text:list-item>
          </text:list>
        </text:list-item>
      </text:list>
      <text:p text:style-name="Standard"/>
      <text:p text:style-name="P22"><text:soft-page-break/>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5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56"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text:soft-page-break/></text:p>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5"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text:soft-page-break/>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text:soft-page-break/>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2">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6">
        <text:list-item>
          <text:p text:style-name="P47">9 Updating images.</text:p>
        </text:list-item>
      </text:list>
      <text:p text:style-name="P26"/>
      <text:p text:style-name="P25"><text:soft-page-break/>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42"/>
      <text:list text:style-name="L1" text:continue-numbering="true">
        <text:list-item>
          <text:h text:style-name="P55" text:outline-level="1">Install <text:s/>Torque</text:h>
          <text:list>
            <text:list-item>
              <text:h text:style-name="P56"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6"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text:soft-page-break/>chmod 755 /etc/profile.d/torque.sh</text:p>
      <text:p text:style-name="Code">source /etc/profile.d/torque.sh</text:p>
      <text:p text:style-name="Text_20_body"/>
      <text:list text:style-name="L1" text:continue-numbering="true">
        <text:list-item>
          <text:list text:continue-numbering="true">
            <text:list-item>
              <text:h text:style-name="P56"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6"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6"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6"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56"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6" text:outline-level="2"><text:soft-page-break/>Setup Torque Client ( x86_64 only)</text:h>
              <text:list>
                <text:list-item>
                  <text:h text:style-name="P58"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8" text:outline-level="3">Configure Torque</text:h>
                  <text:list>
                    <text:list-item>
                      <text:h text:style-name="P6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8"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5" text:outline-level="1"><text:soft-page-break/>Set Up Moab</text:h>
          <text:list>
            <text:list-item>
              <text:h text:style-name="P56"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6"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8"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text:soft-page-break/></text:p>
      <text:list text:style-name="L1" text:continue-numbering="true">
        <text:list-item>
          <text:h text:style-name="P55"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9">
        <text:list-item>
          <text:p text:style-name="P53">MASTER – the management node or service node that this node is booting from</text:p>
        </text:list-item>
        <text:list-item>
          <text:p text:style-name="P53">NODE – the hostname of this node</text:p>
        </text:list-item>
        <text:list-item>
          <text:p text:style-name="P53">OSVER, ARCH, PROFILE – this node's attributes from the nodetype table</text:p>
        </text:list-item>
        <text:list-item>
          <text:p text:style-name="P53">NODESETSTATE – the argument given to nodeset for this node</text:p>
        </text:list-item>
        <text:list-item>
          <text:p text:style-name="P53">NTYPE - “service” or “compute”</text:p>
        </text:list-item>
        <text:list-item>
          <text:p text:style-name="P53">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xCAT 2</dc:title>
    <meta:initial-creator>IBM_USER</meta:initial-creator>
    <meta:creation-date>2008-03-11T09:00:00</meta:creation-date>
    <dc:creator>Bruce Potter</dc:creator>
    <dc:date>2008-07-01T12:20:29</dc:date>
    <meta:printed-by>Egan Ford</meta:printed-by>
    <meta:print-date>2008-05-08T10:26:10</meta:print-date>
    <meta:editing-cycles>285</meta:editing-cycles>
    <meta:editing-duration>P7DT18H6M31S</meta:editing-duration>
    <meta:user-defined meta:name="Info 1"/>
    <meta:user-defined meta:name="Info 2"/>
    <meta:user-defined meta:name="Info 3"/>
    <meta:user-defined meta:name="Info 4"/>
    <meta:document-statistic meta:table-count="0" meta:image-count="0" meta:object-count="0" meta:page-count="42" meta:paragraph-count="1187" meta:word-count="10713" meta:character-count="66071"/>
  </office:meta>
</office:document-meta>
</file>